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cde6" officeooo:paragraph-rsid="001bcde6"/>
    </style:style>
    <style:style style:name="P2" style:family="paragraph" style:parent-style-name="Standard">
      <style:text-properties officeooo:rsid="001c59c4" officeooo:paragraph-rsid="001c59c4"/>
    </style:style>
    <style:style style:name="P3" style:family="paragraph" style:parent-style-name="Standard">
      <style:text-properties officeooo:rsid="001d5b33" officeooo:paragraph-rsid="001d5b33"/>
    </style:style>
    <style:style style:name="P4" style:family="paragraph" style:parent-style-name="Standard">
      <style:text-properties officeooo:rsid="001eeb45" officeooo:paragraph-rsid="001eeb45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core – has to be run prior to any ROS activities</text:p>
      <text:p text:style-name="P1">rosrun &lt;package&gt; &lt; <text:s text:c="3"/>&gt; - </text:p>
      <text:p text:style-name="P1"/>
      <text:p text:style-name="P1">rosnode list – list active nodes</text:p>
      <text:p text:style-name="P1">rosnode ping – test connectivity</text:p>
      <text:p text:style-name="P1">rosnode info – provides details on node (Publications, Subscriptions, Services, and Connections)</text:p>
      <text:p text:style-name="P1">rosnode echo /topic – prints messages of the topic to the screen </text:p>
      <text:p text:style-name="P1">rosnode info /topic – print information about a topic</text:p>
      <text:p text:style-name="P1"/>
      <text:p text:style-name="P1">rostopic type /topic – prints the type of messages the topic publishes</text:p>
      <text:p text:style-name="P1">rostopic pub /topic type args – publishes data to a topic</text:p>
      <text:p text:style-name="P2">rostopic list – list active topics</text:p>
      <text:p text:style-name="P2">rostopic pub – publish messages to a topic</text:p>
      <text:p text:style-name="P2"/>
      <text:p text:style-name="P2">publish a message continuously use the argument -r w/ the toop rate in Hz</text:p>
      <text:p text:style-name="P2"><text:tab/>ex: $ rostopic pub <text:span text:style-name="T1">/turtle1 /cmd_vel -r 10 geometry_msgs/Twist ‘{angular:{z:0.5}}’</text:span></text:p>
      <text:p text:style-name="P2"><text:span text:style-name="T1"><text:tab/>note: this is mostly for debugging as it wont stop without having to destroy the topic</text:span></text:p>
      <text:p text:style-name="P2"><text:span text:style-name="T1"/></text:p>
      <text:p text:style-name="P3"><text:span text:style-name="T1">Finish ROS tutorial up to Using Rosed to edit files in ROS</text:span></text:p>
      <text:p text:style-name="P3"><text:span text:style-name="T1"/></text:p>
      <text:p text:style-name="P4"><text:span text:style-name="T1">create a new package with specified dependencies need to be inside the source directory first (src)</text:span></text:p>
      <text:p text:style-name="P4"><text:span text:style-name="T1">catkin_create_okg&lt;package_name&gt;[depend1][depend2][depend3[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7:41:55.334212274</meta:creation-date>
    <dc:date>2020-01-29T08:41:05.482548734</dc:date>
    <meta:editing-duration>PT38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56" meta:character-count="1016" meta:non-whitespace-character-count="860"/>
  </office:meta>
</office:document-meta>
</file>